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B5800002C3500000F8B7552ED2B83ED0AC0.svg" manifest:media-type="image/svg+xml"/>
  <manifest:file-entry manifest:full-path="Pictures/10000201000001AC00000096052BC5282F8049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notes">
      <style:graphic-properties draw:fill-color="#ffffff" fo:min-height="13.364cm"/>
    </style:style>
    <style:style style:name="pr2" style:family="presentation" style:parent-style-name="alizarin-title">
      <style:graphic-properties draw:auto-grow-height="true" fo:min-height="2.5cm"/>
    </style:style>
    <style:style style:name="pr3" style:family="presentation" style:parent-style-name="alizarin-subtitle">
      <style:graphic-properties draw:fill-color="#ffffff" draw:auto-grow-height="true" fo:min-height="13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/>
    </style:style>
    <style:style style:name="P4" style:family="paragraph">
      <loext:graphic-properties draw:fill-color="#ffffff"/>
      <style:text-properties fo:font-size="26pt"/>
    </style:style>
    <style:style style:name="P5" style:family="paragraph">
      <loext:graphic-properties draw:fill-color="#ffffff"/>
      <style:text-properties fo:font-size="28.1000003814697pt"/>
    </style:style>
    <style:style style:name="T1" style:family="text">
      <style:text-properties fo:language="en" fo:country="US"/>
    </style:style>
    <style:style style:name="T2" style:family="text">
      <style:text-properties style:font-name="Source Sans Pro Light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32">
        <draw:frame draw:name="rails-logo.svg" draw:style-name="gr1" draw:text-style-name="P1" draw:layer="layout" svg:width="11.316cm" svg:height="3.978cm" svg:x="7.9cm" svg:y="9.3cm">
          <draw:image xlink:href="Pictures/10000B5800002C3500000F8B7552ED2B83ED0AC0.svg" xlink:type="simple" xlink:show="embed" xlink:actuate="onLoad">
            <text:p/>
          </draw:image>
          <draw:image xlink:href="Pictures/10000201000001AC00000096052BC5282F8049EF.png" xlink:type="simple" xlink:show="embed" xlink:actuate="onLoad"/>
          <svg:title>rails-logo</svg:titl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draw:frame presentation:style-name="pr2" draw:layer="layout" svg:width="26cm" svg:height="2.5cm" svg:x="1cm" svg:y="1cm" presentation:class="title">
          <draw:text-box>
            <text:p>Equipe</text:p>
          </draw:text-box>
        </draw:frame>
        <draw:frame presentation:style-name="pr3" draw:text-style-name="P4" draw:layer="layout" svg:width="25.5cm" svg:height="13cm" svg:x="1cm" svg:y="5.5cm" presentation:class="subtitle" presentation:user-transformed="true">
          <draw:text-box>
            <text:list text:style-name="L2">
              <text:list-item>
                <text:p text:style-name="P3">José Espinheira</text:p>
              </text:list-item>
              <text:list-item>
                <text:p text:style-name="P3">Ian Pierre</text:p>
              </text:list-item>
              <text:list-item>
                <text:p text:style-name="P3"><text:span text:style-name="T1">Philippe</text:span> Corre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3T1">
        <draw:frame presentation:style-name="pr5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">Ruby: o que é?</text:span></text:p>
            <text:p><text:span text:style-name="T2">Onde usa isso?</text:span></text:p>
            <text:p><text:span text:style-name="T2">Rails: Como começou?</text:span></text:p>
            <text:p><text:span text:style-name="T2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9T15:09:56.518000000</meta:creation-date>
    <dc:date>2016-08-29T16:25:53.735000000</dc:date>
    <meta:editing-duration>PT55M36S</meta:editing-duration>
    <meta:editing-cycles>2</meta:editing-cycles>
    <meta:generator>LibreOffice/5.1.4.2$Windows_x86 LibreOffice_project/f99d75f39f1c57ebdd7ffc5f42867c12031db97a</meta:generator>
    <meta:document-statistic meta:object-count="47"/>
  </office:meta>
</office:document-meta>
</file>